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a407" officeooo:paragraph-rsid="001da407"/>
    </style:style>
    <style:style style:name="P2" style:family="paragraph" style:parent-style-name="Standard">
      <style:paragraph-properties fo:text-align="start" style:justify-single-word="false"/>
      <style:text-properties officeooo:rsid="001da407" officeooo:paragraph-rsid="001fa707"/>
    </style:style>
    <style:style style:name="P3" style:family="paragraph" style:parent-style-name="Standard">
      <style:paragraph-properties fo:text-align="start" style:justify-single-word="false"/>
      <style:text-properties officeooo:rsid="001da407" officeooo:paragraph-rsid="00208f8f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8f8f" officeooo:paragraph-rsid="00208f8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5047" officeooo:paragraph-rsid="001e504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5047" officeooo:paragraph-rsid="00208f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a407" officeooo:paragraph-rsid="00208f8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b487" officeooo:paragraph-rsid="0020b48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da407" officeooo:paragraph-rsid="001da40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fa707" officeooo:paragraph-rsid="001fa707"/>
    </style:style>
    <style:style style:name="P11" style:family="paragraph" style:parent-style-name="Standard">
      <style:paragraph-properties fo:text-align="start" style:justify-single-word="false" fo:break-before="page"/>
      <style:text-properties fo:font-size="18pt" style:text-underline-style="none" fo:font-weight="bold" officeooo:rsid="001e5047" officeooo:paragraph-rsid="00208f8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8f8f" officeooo:paragraph-rsid="00208f8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a407" officeooo:paragraph-rsid="001da40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da407" officeooo:paragraph-rsid="00208f8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5047" officeooo:paragraph-rsid="001e504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08f8f" officeooo:paragraph-rsid="00208f8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16fea" officeooo:paragraph-rsid="00216fea" style:font-weight-asian="bold" style:font-weight-complex="bold"/>
    </style:style>
    <style:style style:name="T1" style:family="text">
      <style:text-properties officeooo:rsid="001da407"/>
    </style:style>
    <style:style style:name="T2" style:family="text">
      <style:text-properties officeooo:rsid="001e5047"/>
    </style:style>
    <style:style style:name="T3" style:family="text">
      <style:text-properties officeooo:rsid="00208f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6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ckage creation</text:p>
      <text:p text:style-name="P17"/>
      <text:p text:style-name="P17">Aim: To create a simple debian package with single dependency.</text:p>
      <text:p text:style-name="P17"/>
      <text:p text:style-name="P5">Step 1 :</text:p>
      <text:p text:style-name="P13">Create <text:span text:style-name="T2">a c++ program as hello.cpp</text:span></text:p>
      <text:p text:style-name="P13"/>
      <text:p text:style-name="P1">#include&lt;iostream&gt;</text:p>
      <text:p text:style-name="P1">int main(){</text:p>
      <text:p text:style-name="P1">using namespace std;</text:p>
      <text:p text:style-name="P1">cout&lt;&lt;"Hello world\n";</text:p>
      <text:p text:style-name="P1">return 0;</text:p>
      <text:p text:style-name="P1">}</text:p>
      <text:p text:style-name="P1"/>
      <text:p text:style-name="P15">compile it : <text:s/>g++ -o hello hello.cpp</text:p>
      <text:p text:style-name="P15">try running it : ./hello</text:p>
      <text:p text:style-name="P13"/>
      <text:p text:style-name="P1"/>
      <text:p text:style-name="P5">Step 2 :</text:p>
      <text:p text:style-name="P13">create package <text:span text:style-name="T2">structure</text:span></text:p>
      <text:p text:style-name="P2"><text:tab/></text:p>
      <text:p text:style-name="P2">mkdir testPackage </text:p>
      <text:p text:style-name="P2">mkdir testPackage/DEBIAN</text:p>
      <text:p text:style-name="P2">mkdir testPackage/usr</text:p>
      <text:p text:style-name="P2">mkdir testPackage/usr/bin<text:tab/></text:p>
      <text:p text:style-name="P2"/>
      <text:p text:style-name="P6">Step <text:span text:style-name="T3">3</text:span> :</text:p>
      <text:p text:style-name="P10"><text:span text:style-name="T4">create control file</text:span> and paste </text:p>
      <text:p text:style-name="P10">sudo nano control</text:p>
      <text:p text:style-name="P10"/>
      <text:p text:style-name="P10">Package: <text:s/><text:span text:style-name="T1">testPackage</text:span></text:p>
      <text:p text:style-name="P10">Version: 1.0</text:p>
      <text:p text:style-name="P10">Section: custom</text:p>
      <text:p text:style-name="P10">Priority: optional</text:p>
      <text:p text:style-name="P10">Depends: g++</text:p>
      <text:p text:style-name="P10">Architecture: all</text:p>
      <text:p text:style-name="P10">Essential: no</text:p>
      <text:p text:style-name="P10">Installed-Size: 1024</text:p>
      <text:p text:style-name="P10">Maintainer: <text:span text:style-name="T1">testPackage</text:span>.org</text:p>
      <text:p text:style-name="P10">Description: print hello world</text:p>
      <text:p text:style-name="P10"/>
      <text:p text:style-name="P1"/>
      <text:p text:style-name="P6">Step <text:span text:style-name="T3">4</text:span> : </text:p>
      <text:p text:style-name="P16">copy binary file </text:p>
      <text:p text:style-name="P14"/>
      <text:p text:style-name="P3">cp hello testPackage/usr/bin/</text:p>
      <text:p text:style-name="P1"/>
      <text:p text:style-name="P1"/>
      <text:p text:style-name="P11">Step <text:s/><text:span text:style-name="T3">5</text:span>:</text:p>
      <text:p text:style-name="P12">create package using foll. Cmd</text:p>
      <text:p text:style-name="P6"/>
      <text:p text:style-name="P7">dpkg-deb --build testPackage </text:p>
      <text:p text:style-name="P7"/>
      <text:p text:style-name="P4">you will be able to see testPackage.deb </text:p>
      <text:p text:style-name="P4"/>
      <text:p text:style-name="P6"/>
      <text:p text:style-name="P6">Step <text:s/><text:span text:style-name="T3">6</text:span>:</text:p>
      <text:p text:style-name="P12">install package</text:p>
      <text:p text:style-name="P6"/>
      <text:p text:style-name="P8">sudo apt install ./testPackage.deb</text:p>
      <text:p text:style-name="P8"/>
      <text:p text:style-name="P8">Step 7 :</text:p>
      <text:p text:style-name="P8"><text:s/>execute 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7:13:54.195617775</meta:creation-date>
    <dc:date>2020-03-25T15:36:54.651262135</dc:date>
    <meta:editing-duration>PT37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31" meta:character-count="864" meta:non-whitespace-character-count="763"/>
  </office:meta>
</office:document-meta>
</file>